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ackground-color="#99ff66">
        <style:background-image/>
      </style:paragraph-properties>
    </style:style>
    <style:style style:name="P3" style:family="paragraph" style:parent-style-name="Standard">
      <style:paragraph-properties fo:background-color="#ffff66">
        <style:background-image/>
      </style:paragraph-properties>
    </style:style>
    <style:style style:name="P4"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voite:</text:p>
      <text:p text:style-name="Standard"/>
      <text:p text:style-name="Standard">Websivu jalkapallon arvokisojen pistelaskuun. Tarkoitus järjestää kaveriporukassa veikkauspeli arvokisojen ajaksi, jossa osallistujat veikkaavat turnauksen alkusarjan otteluiden tuloksia. Veikkausten perusteella jaetaan pisteitä ja eniten pisteitä saanut voittaa potin alkusarjan päätyttyä. Osallistujat voivat seurata miten pistetilanne kehittyy jokaisen pelipäivän jälkeen.</text:p>
      <text:p text:style-name="Standard"/>
      <text:p text:style-name="P1">Suunnitelma:</text:p>
      <text:p text:style-name="Standard"/>
      <text:p text:style-name="Standard">Teen nettisivuston minne käyttäjien pitää rekisteröityä voidakseen laittaa veikkauksensa. Käyttäjien tarvitsee kirjautua sivustolle vain kerran veikkauksen laiton yhteydessä. Kisojen alettua käyttäjien ei tarvitse enää kirjautua sivustolle vaan he voivat seurata kaikkien osallistujien pisteiden laskun kehitystä pääsivulla. Läpinäkyvyyden osoitukseksi kaikkien osallistujien veikkaukset näkyvät myös kaikille.</text:p>
      <text:p text:style-name="Standard"/>
      <text:p text:style-name="Standard">Rekisteröidyttyään ja kirjauduttuaan sisään käyttäjä ohjataan sivulle joka kysyy lopputuloksen jokaisesta alkusarjan ottelusta (vuonna 2018, 64 kpl). Kirjoitettuaan kaikkien otteluiden tulokset ylös, käyttäjä painaa lähetä nappia, jonka jälkeen hänen veikkauksensa tallennetaan tietokantaan.</text:p>
      <text:p text:style-name="Standard"/>
      <text:p text:style-name="Standard">Yksi käyttäjä saa lähettää vain yhden veikkauksen per käyttäjätili. Veikkauksien lähetys suljetaan turnauksen aloituspäivänä. Kun ensimmäinen päivä on pelattu, lasketaan käyttäjien pisteet kaavalla*. Adminin täytyy kirjoittaa otteluiden lopputulokset sivulle manuaalisesti ja tämän jälkeen appsi laskee jokaisen käyttäjän pisteet ja tulostaa pistetilanteen pääsivulle.</text:p>
      <text:p text:style-name="Standard"/>
      <text:p text:style-name="Standard">*Kaava pisteiden laskuun: Ottelun lopputilanteen (kotijoukkueen voitto, tasuri, vierasjoukkueen voitto) saa 1p ja mikäli lopputilanne oikein niin 1p per oikea maalimäärä. Max 3p / ottelu</text:p>
      <text:p text:style-name="Standard"/>
      <text:p text:style-name="Standard">Esimerkiksi Suomi – Belgia päättyy 3 – 2</text:p>
      <text:p text:style-name="Standard"/>
      <text:p text:style-name="Standard">Käyttäjä A arvasi 4 – 2, jolloin saa 2p arvauksesta (1p voittajan arvaamisesta ja 1p vierasjoukkueen maalimäärästä)</text:p>
      <text:p text:style-name="Standard">Käyttäjä B arvasi 3 – 3, jolloin saa 0p arvauksesta, koska voittaja/tasuri arvaus väärin niin ei tule maalimäärästä pisteitä</text:p>
      <text:p text:style-name="Standard">Käyttäjä C arvasi 1- 0, jolloin saa 1p arvauksesta, koska voittaja/tasuri oikein</text:p>
      <text:p text:style-name="Standard"/>
      <text:p text:style-name="P1">Tarvittava näkymien (nettisivujen) määrä:</text:p>
      <text:p text:style-name="Standard"/>
      <text:p text:style-name="Standard">Päänäkymä (näyttää pistetilanteen turnauksen alettua)</text:p>
      <text:p text:style-name="Standard">Veikkaussivu(näyttää jokaisen osallistujan veikkauksen, avautuu vasta turnauksen aloituspäivänä)</text:p>
      <text:p text:style-name="Standard">Rekisteröintisivu</text:p>
      <text:p text:style-name="Standard">Kirjautumissivu</text:p>
      <text:p text:style-name="Standard">Ulos kirjautumisen sivu</text:p>
      <text:p text:style-name="Standard"/>
      <text:p text:style-name="P1">Tarvittavat tekniikat:</text:p>
      <text:p text:style-name="Standard"/>
      <text:p text:style-name="Standard">Python 3, Html, Css, Bootstrap 4, JavaScript, SQLite/MYSql, Jinja 2. Kehikkona Django, kehitysympäristönä PyCharm.</text:p>
      <text:p text:style-name="Standard"/>
      <text:p text:style-name="Standard"/>
      <text:p text:style-name="Standard">Tulevissa versioissa:</text:p>
      <text:p text:style-name="Standard"/>
      <text:list xml:id="list2856030749230694915" text:style-name="L1">
        <text:list-item>
          <text:p text:style-name="P4">Pääsivulle tulostuu myös graafeja pistetilanteesta </text:p>
        </text:list-item>
        <text:list-item>
          <text:p text:style-name="P4"><text:soft-page-break/>Veikkausta laajennetaan koskemaan myös pudotus- ja mitalipelejä</text:p>
        </text:list-item>
        <text:list-item>
          <text:p text:style-name="P4">Käyttäjät voivat kirjautua sivustolle myös turnauksen aikana ja saavat tarkempia graafeja ja tietoja omasta menestyksestään</text:p>
        </text:list-item>
        <text:list-item>
          <text:p text:style-name="P4">Käyttäjä täyttää otteluiden lopputulokset 10 ottelun määrässä per sivu, ja painaa seuraava nappia, vastaukset tallennetaan tietokantaan tai selaimeen sitä mukaan kun sivuilla mennään eteenpäin, näin ollen esim. selaimen kaatuessa ei täyttämistä tarvitse aloittaa alusta</text:p>
        </text:list-item>
        <text:list-item>
          <text:p text:style-name="P4">Appsi hakee automaattisesti otteluiden tulokset esim. fifan sivuilta ja päivittää itseään jokaisen ottelun jälkeen</text:p>
        </text:list-item>
        <text:list-item>
          <text:p text:style-name="P4">Pisteen laskujen kaava uusitaan ja käytetään painotettuja kertoimia sen perusteella millaisia suosikkeja/altavastaajia ottelussa kohtaavat maat ovat. Painotetut kertoimet haetaan automaattisesti vedonlyöntisivustoilta</text:p>
        </text:list-item>
        <text:list-item>
          <text:p text:style-name="P4">Osallistujia pyydetään maksamaan kiinteä osallistumissumma veikkauksen lähetyksen yhteydessä</text:p>
        </text:list-item>
        <text:list-item>
          <text:p text:style-name="P4">Turnauksen päätyttyä appsi laskee voittajan ja maksaa voittorahat hänen tililleen automaattisesti</text:p>
        </text:list-item>
      </text:list>
      <text:p text:style-name="Standard"/>
      <text:p text:style-name="Standard">Tarkistuslista:</text:p>
      <text:p text:style-name="Standard"/>
      <text:p text:style-name="P2">Tiimi: Jani</text:p>
      <text:p text:style-name="P2">Aikataulu: 7.9.2020 klo 9 mennessä. Kunnon full stack betaversio netissä ensi kesään mennessä.</text:p>
      <text:p text:style-name="P2">Idea ja aihe: Konsolipohjainen appsi jalkapallon arvokisojen veikkausta varten</text:p>
      <text:p text:style-name="P2">Teknologia: Python3, MySql</text:p>
      <text:p text:style-name="P2">Osaaminen: Python3 tuttu, MySql lähes kokonaan uutta</text:p>
      <text:p text:style-name="P2">Käyttöliittymä: Konsolipohjainen käyttöliittymä, myöhemmin webpohjainen mutta tuskin kurssin aikana</text:p>
      <text:p text:style-name="P2">Tietokanta: MySQL</text:p>
      <text:p text:style-name="P3">Taustajärjestelmä:?</text:p>
      <text:p text:style-name="P2">Tietoturva: Sisäänkirjautuminen adminille joka voi laittaa ja muokata tuloksia, mikäli osaamista/aikaa riittää</text:p>
      <text:p text:style-name="P2">Suorituskyky: Sekunti(ei kokemusta paljon näissä yleensä kestää)</text:p>
      <text:p text:style-name="P2">Valmiusaste: 10%, tilanne 10.8.2020, koodausta vähän aloiteltu</text:p>
      <text:p text:style-name="Standard"/>
      <text:p text:style-name="Standard"/>
      <text:p text:style-name="Standard"/>
      <text:p text:style-name="Standard"/>
      <text:p text:style-name="Standard"/>
      <text:p text:style-name="Standard">Django muistiinpanoja:</text:p>
      <text:p text:style-name="Standard"/>
      <text:p text:style-name="Standard">Django urlien toimintaperiaate. Kun joku on menossa jonnekin osoitteeseen sivullasi, syntyy HttpResponse objekti, joka aloittaa seuraavan tapahtumaketju settings.py tiedostosta.</text:p>
      <text:p text:style-name="Standard"/>
      <text:p text:style-name="Standard"><text:tab/><text:tab/><text:tab/><text:tab/><text:tab/>myapp.models</text:p>
      <text:p text:style-name="Standard"><text:tab/><text:tab/><text:tab/><text:tab/><text:tab/><text:tab/><text:tab/>\</text:p>
      <text:p text:style-name="Standard">ROOT_URLCONF → mysite.urls → myapp.urls → myapp.views</text:p>
      <text:p text:style-name="Standard"><text:tab/><text:tab/><text:tab/><text:tab/><text:tab/><text:tab/><text:tab/>/</text:p>
      <text:p text:style-name="Standard"><text:tab/><text:tab/><text:tab/><text:tab/><text:tab/>templates.html<text:tab/><text:tab/><text:tab/><text:tab/><text:tab/></text:p>
      <text:p text:style-name="Standard"/>
      <text:p text:style-name="Standard">vieweissä laitamma tietoa tai sisältöä HttpResponse objektiin ja sen jälkeen palautamme sen return lauseella.</text:p>
      <text:p text:style-name="Standard"/>
      <text:p text:style-name="Standard">Pythonin viewien contextit ovat dictejä joka kartoittaa templatet python modelin objektiin. (Sijaitseeko tietokanta myös modeleissa vai mistä tieto haetaan?)</text:p>
      <text:p text:style-name="Standard"><text:soft-page-break/></text:p>
      <text:p text:style-name="Standard">Kun käytämme {% url %} template tagia templateissamme, jolloin kutsumme templateja pelkillä nimillä jotka on määritelty appsin urleissa. Meidän tulee lisätä namespacet appsinnimi.urls tiedostoon näin:</text:p>
      <text:p text:style-name="Standard"/>
      <text:p text:style-name="Standard">app_name = ”futisveikkaus”</text:p>
      <text:p text:style-name="Standard"/>
      <text:p text:style-name="Standard">Ongelmat/Kysymykset Janille</text:p>
      <text:p text:style-name="Standard"/>
      <text:p text:style-name="Standard">- Miten saan tietokantataulut/objektit näkymään halutulla tavalla djangoadminissa</text:p>
      <text:p text:style-name="Standard">- Miten otteluiden automaattinen tuloksenhaku ja päivitys kannattaisi hoitaa, joudunko antamaan päivitysappsille pääsyn django-adminii, jossa otteluiden tulosten päivitys tapahtuu?</text:p>
      <text:p text:style-name="Standard">- Myöhemmin joku muu database kuin SQLite?<text:line-break/>- Deployment, miten ja minne järkevint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i Seppälä</meta:initial-creator>
    <meta:creation-date>2020-07-30T19:22:00.91</meta:creation-date>
    <dc:date>2020-08-31T11:58:16.63</dc:date>
    <dc:creator>Jani Seppälä</dc:creator>
    <meta:editing-duration>PT20H36M40S</meta:editing-duration>
    <meta:editing-cycles>14</meta:editing-cycles>
    <meta:generator>OpenOffice/4.1.7$Win32 OpenOffice.org_project/417m1$Build-9800</meta:generator>
    <meta:document-statistic meta:table-count="0" meta:image-count="0" meta:object-count="0" meta:page-count="3" meta:paragraph-count="55" meta:word-count="610" meta:character-count="5264"/>
  </office:meta>
</office:document-meta>
</file>